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Mono" svg:font-family="'Cascadia Mono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c5d03" officeooo:paragraph-rsid="001c5d03"/>
    </style:style>
    <style:style style:name="P2" style:family="paragraph" style:parent-style-name="Standard">
      <style:paragraph-properties style:line-height-at-least="0.2189in"/>
    </style:style>
    <style:style style:name="P3" style:family="paragraph" style:parent-style-name="Standard">
      <style:paragraph-properties fo:margin-left="0in" fo:margin-right="0in" style:line-height-at-least="0.2189in" fo:text-indent="0in" style:auto-text-indent="false"/>
      <style:text-properties fo:color="#403f53" loext:opacity="100%" style:font-name="Cascadia Mono" fo:font-size="12pt" fo:font-weight="normal" fo:background-color="#fbfbfb"/>
    </style:style>
    <style:style style:name="P4" style:family="paragraph" style:parent-style-name="Standard">
      <style:text-properties fo:color="#403f53" loext:opacity="100%" style:font-name="Cascadia Mono" fo:font-size="12pt" fo:font-weight="normal" officeooo:rsid="001c5d03" officeooo:paragraph-rsid="001c5d03" fo:background-color="#fbfbfb"/>
    </style:style>
    <style:style style:name="P5" style:family="paragraph" style:parent-style-name="Standard">
      <style:paragraph-properties fo:margin-left="0in" fo:margin-right="0in" style:line-height-at-least="0.2189in" fo:text-indent="0in" style:auto-text-indent="false"/>
      <style:text-properties fo:color="#994cc3" loext:opacity="100%" style:font-name="Cascadia Mono" fo:font-size="12pt" fo:font-weight="normal" fo:background-color="#fbfbfb"/>
    </style:style>
    <style:style style:name="P6" style:family="paragraph" style:parent-style-name="Standard">
      <style:paragraph-properties fo:margin-left="0in" fo:margin-right="0in" style:line-height-at-least="0.2189in" fo:text-indent="0in" style:auto-text-indent="false"/>
      <style:text-properties fo:color="#994cc3" loext:opacity="100%" style:font-name="Cascadia Mono" fo:font-size="12pt" fo:font-style="italic" fo:font-weight="normal" fo:background-color="#fbfbfb"/>
    </style:style>
    <style:style style:name="T1" style:family="text">
      <style:text-properties fo:color="#994cc3" loext:opacity="100%"/>
    </style:style>
    <style:style style:name="T2" style:family="text">
      <style:text-properties fo:color="#994cc3" loext:opacity="100%" fo:font-style="italic"/>
    </style:style>
    <style:style style:name="T3" style:family="text">
      <style:text-properties fo:color="#111111" loext:opacity="100%"/>
    </style:style>
    <style:style style:name="T4" style:family="text">
      <style:text-properties fo:color="#c96765" loext:opacity="100%"/>
    </style:style>
    <style:style style:name="T5" style:family="text">
      <style:text-properties fo:color="#4876d6" loext:opacity="100%"/>
    </style:style>
    <style:style style:name="T6" style:family="text">
      <style:text-properties fo:color="#4876d6" loext:opacity="100%" fo:font-style="italic"/>
    </style:style>
    <style:style style:name="T7" style:family="text">
      <style:text-properties fo:color="#989fb1" loext:opacity="100%" fo:font-style="italic"/>
    </style:style>
    <style:style style:name="T8" style:family="text">
      <style:text-properties fo:color="#939dbb" loext:opacity="100%"/>
    </style:style>
    <style:style style:name="T9" style:family="text">
      <style:text-properties fo:color="#939dbb" loext:opacity="100%" fo:font-style="italic"/>
    </style:style>
    <style:style style:name="T10" style:family="text">
      <style:text-properties fo:color="#aa0982" loext:opacity="100%"/>
    </style:style>
    <style:style style:name="T11" style:family="text">
      <style:text-properties fo:color="#0c969b" loext:opacity="100%"/>
    </style:style>
    <style:style style:name="T12" style:family="text">
      <style:text-properties fo:color="#0c969b" loext:opacity="100%" fo:font-style="italic"/>
    </style:style>
    <style:style style:name="T13" style:family="text">
      <style:text-properties officeooo:rsid="001df5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ДЗ-4 Кокорев Артём</text:p>
      <text:p text:style-name="P1">Вариант 21</text:p>
      <text:p text:style-name="P1"/>
      <text:p text:style-name="P1">Файлы расположены в публичном репозитории: <text:a xlink:type="simple" xlink:href="https://github.com/w1sq/ABC/" text:style-name="Internet_20_link" text:visited-style-name="Visited_20_Internet_20_Link">https://github.com/w1sq/ABC/</text:a></text:p>
      <text:p text:style-name="P1"/>
      <text:p text:style-name="P1">Задание:</text:p>
      <text:p text:style-name="P1">Задача о нелюдимых садовниках. Имеется пустой участок зем-</text:p>
      <text:p text:style-name="P1">ли (двумерный массив размером M × N ) и план сада, разбитого на</text:p>
      <text:p text:style-name="P1">отдельные квадраты. От 10 до 30 процентов (задается случайно)</text:p>
      <text:p text:style-name="P1">площади сада заняты прудами или камнями. То есть недоступны</text:p>
      <text:p text:style-name="P1">для ухаживания. Эти квадраты располагаются на плане произволь-</text:p>
      <text:p text:style-name="P1">ным (случайным) образом. Ухаживание за садом выполняют два</text:p>
      <text:p text:style-name="P1">садовника, которые не хотят встречаться друг другом (то есть, од-</text:p>
      <text:p text:style-name="P1">новременно появляться в одном и том же квадрате). Первый садов-</text:p>
      <text:p text:style-name="P1">ник начинает работу с верхнего левого угла сада и перемещается</text:p>
      <text:p text:style-name="P1">слева направо, сделав ряд, он спускается вниз и идет в обратном</text:p>
      <text:p text:style-name="P1">направлении, пропуская обработанные участки. Второй садовник</text:p>
      <text:p text:style-name="P1">начинает работу с нижнего правого угла сада и перемещается снизу</text:p>
      <text:p text:style-name="P1">вверх, сделав ряд, он перемещается влево и также идет в обратную</text:p>
      <text:p text:style-name="P1">сторону. Если садовник видит, что участок сада уже обработан дру-</text:p>
      <text:p text:style-name="P1">гим садовником или является необрабатываемым, он идет дальше.</text:p>
      <text:p text:style-name="P1">Если по пути какой-то участок занят другим садовником, то садов-</text:p>
      <text:p text:style-name="P1">ник ожидает когда участок освободится, чтобы пройти дальше на</text:p>
      <text:p text:style-name="P1">доступный ему необработанный участок. Садовники должны ра-</text:p>
      <text:p text:style-name="P1">ботать одновременно со скоростями, определяемыми как пара-</text:p>
      <text:p text:style-name="P1">метры задачи. Прохождение через любой квадрат занимает неко-</text:p>
      <text:p text:style-name="P1">торое время, которое задается константой, меньшей чем времена</text:p>
      <text:p text:style-name="P1">обработки и принимается за единицу времени. Создать многопо-</text:p>
      <text:p text:style-name="P1">точное приложение, моделирующее работу садовников. Каждый</text:p>
      <text:p text:style-name="P1">садовник — это отдельный поток.</text:p>
      <text:p text:style-name="P1"/>
      <text:p text:style-name="P1">Код на 8 баллов:</text:p>
      <text:p text:style-name="P1">main.cpp</text:p>
      <text:p text:style-name="P1"/>
      <text:p text:style-name="P4"><text:span text:style-name="T1">#</text:span><text:span text:style-name="T2">include</text:span> <text:span text:style-name="T3">&lt;</text:span><text:span text:style-name="T4">mutex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vector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thread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random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fstream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sstream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iostream</text:span><text:span text:style-name="T3">&gt;</text:span></text:p>
      <text:p text:style-name="P3"><text:span text:style-name="T1">#</text:span><text:span text:style-name="T2">include</text:span> <text:span text:style-name="T3">&lt;</text:span><text:span text:style-name="T4">condition_variable</text:span><text:span text:style-name="T3">&gt;</text:span></text:p>
      <text:p text:style-name="P2"/>
      <text:p text:style-name="P3">std::<text:span text:style-name="T5">mutex</text:span> <text:span text:style-name="T5">garden_mutex</text:span>, <text:span text:style-name="T5">start_mutex</text:span>;</text:p>
      <text:p text:style-name="P3">std::<text:span text:style-name="T5">condition_variable</text:span> <text:span text:style-name="T5">cv</text:span>, <text:span text:style-name="T5">start_cond</text:span>;</text:p>
      <text:p text:style-name="P2"/>
      <text:p text:style-name="P3"><text:span text:style-name="T1">bool</text:span> <text:span text:style-name="T5">ready_to_start</text:span> <text:span text:style-name="T1">=</text:span> <text:span text:style-name="T5">false</text:span>;</text:p>
      <text:p text:style-name="P2"><text:soft-page-break/></text:p>
      <text:p text:style-name="P3"><text:span text:style-name="T7">//</text:span><text:span text:style-name="T8"> </text:span><text:span text:style-name="T9">Function to generate a random number in a given range</text:span></text:p>
      <text:p text:style-name="P3"><text:span text:style-name="T1">int</text:span> <text:span text:style-name="T6">generateRandomNumber</text:span>(<text:span text:style-name="T1">int</text:span> min, <text:span text:style-name="T1">int</text:span> max)</text:p>
      <text:p text:style-name="P3">{</text:p>
      <text:p text:style-name="P3">std::<text:span text:style-name="T5">random_device</text:span> <text:span text:style-name="T5">rd</text:span>;</text:p>
      <text:p text:style-name="P3">std::<text:span text:style-name="T5">mt19937</text:span> <text:span text:style-name="T6">gen</text:span>(<text:span text:style-name="T6">rd()</text:span>);</text:p>
      <text:p text:style-name="P3">std::<text:span text:style-name="T5">uniform_int_distribution</text:span>&lt;&gt; <text:span text:style-name="T6">dis</text:span>(min, max);</text:p>
      <text:p text:style-name="P3"><text:span text:style-name="T2">return</text:span> <text:span text:style-name="T6">dis(</text:span><text:span text:style-name="T5">gen</text:span><text:span text:style-name="T6">)</text:span>;</text:p>
      <text:p text:style-name="P3">}</text:p>
      <text:p text:style-name="P2"/>
      <text:p text:style-name="P3"><text:span text:style-name="T7">//</text:span><text:span text:style-name="T8"> </text:span><text:span text:style-name="T9">Function to fill the garden with rocks</text:span></text:p>
      <text:p text:style-name="P3"><text:span text:style-name="T1">void</text:span> <text:span text:style-name="T6">fillGardenWithRocks</text:span>(<text:span text:style-name="T1">int</text:span> garden_height, <text:span text:style-name="T1">int</text:span> garden_width, std::<text:span text:style-name="T5">vector</text:span>&lt;std::<text:span text:style-name="T5">vector</text:span>&lt;<text:span text:style-name="T1">int</text:span>&gt;&gt; <text:span text:style-name="T2">&amp;</text:span>garden)</text:p>
      <text:p text:style-name="P3">{</text:p>
      <text:p text:style-name="P3"><text:span text:style-name="T1">int</text:span> <text:span text:style-name="T5">rockCount</text:span> <text:span text:style-name="T1">=</text:span> <text:span text:style-name="T6">generateRandomNumber</text:span>(<text:span text:style-name="T10">10</text:span>, <text:span text:style-name="T10">30</text:span>);</text:p>
      <text:p text:style-name="P3"><text:span text:style-name="T2">while</text:span> (<text:span text:style-name="T5">rockCount</text:span> <text:span text:style-name="T1">&gt;</text:span> <text:span text:style-name="T10">0</text:span>)</text:p>
      <text:p text:style-name="P3">{</text:p>
      <text:p text:style-name="P3"><text:span text:style-name="T1">int</text:span> <text:span text:style-name="T5">row</text:span> <text:span text:style-name="T1">=</text:span> <text:span text:style-name="T6">generateRandomNumber</text:span>(<text:span text:style-name="T10">0</text:span>, garden_height <text:span text:style-name="T1">-</text:span> <text:span text:style-name="T10">1</text:span>);</text:p>
      <text:p text:style-name="P3"><text:span text:style-name="T1">int</text:span> <text:span text:style-name="T5">col</text:span> <text:span text:style-name="T1">=</text:span> <text:span text:style-name="T6">generateRandomNumber</text:span>(<text:span text:style-name="T10">0</text:span>, garden_width <text:span text:style-name="T1">-</text:span> <text:span text:style-name="T10">1</text:span>);</text:p>
      <text:p text:style-name="P3"><text:span text:style-name="T2">if</text:span> (garden<text:span text:style-name="T6">[</text:span><text:span text:style-name="T5">row</text:span><text:span text:style-name="T6">][</text:span><text:span text:style-name="T5">col</text:span><text:span text:style-name="T6">]</text:span> <text:span text:style-name="T1">==</text:span> <text:span text:style-name="T10">0</text:span>)</text:p>
      <text:p text:style-name="P3">{</text:p>
      <text:p text:style-name="P3">garden<text:span text:style-name="T6">[</text:span><text:span text:style-name="T5">row</text:span><text:span text:style-name="T6">][</text:span><text:span text:style-name="T5">col</text:span><text:span text:style-name="T6">]</text:span> <text:span text:style-name="T1">=</text:span> <text:span text:style-name="T1">-</text:span><text:span text:style-name="T10">1</text:span>;<text:span text:style-name="T8"> </text:span><text:span text:style-name="T7">//</text:span><text:span text:style-name="T8"> </text:span><text:span text:style-name="T9">Place a rock</text:span></text:p>
      <text:p text:style-name="P3"><text:span text:style-name="T5">rockCount</text:span><text:span text:style-name="T11">--</text:span>;</text:p>
      <text:p text:style-name="P3">}</text:p>
      <text:p text:style-name="P3">}</text:p>
      <text:p text:style-name="P3">}</text:p>
      <text:p text:style-name="P2"/>
      <text:p text:style-name="P3"><text:span text:style-name="T1">class</text:span> <text:span text:style-name="T5">Gardener</text:span></text:p>
      <text:p text:style-name="P3">{</text:p>
      <text:p text:style-name="P5">public:</text:p>
      <text:p text:style-name="P3"><text:span text:style-name="T1">int</text:span> <text:span text:style-name="T11">id</text:span>;</text:p>
      <text:p text:style-name="P3"><text:span text:style-name="T1">int</text:span> <text:span text:style-name="T11">garden_height</text:span>;</text:p>
      <text:p text:style-name="P3"><text:span text:style-name="T1">int</text:span> <text:span text:style-name="T11">garden_width</text:span>;</text:p>
      <text:p text:style-name="P3"><text:span text:style-name="T1">int</text:span> <text:span text:style-name="T11">walking_speed</text:span>;</text:p>
      <text:p text:style-name="P3"><text:span text:style-name="T1">int</text:span> <text:span text:style-name="T11">working_speed</text:span>;</text:p>
      <text:p text:style-name="P3">std::<text:span text:style-name="T5">vector</text:span>&lt;std::<text:span text:style-name="T5">vector</text:span>&lt;<text:span text:style-name="T1">int</text:span>&gt;&gt; <text:span text:style-name="T2">&amp;</text:span><text:span text:style-name="T11">garden</text:span>;</text:p>
      <text:p text:style-name="P2"/>
      <text:p text:style-name="P3"><text:span text:style-name="T6">Gardener</text:span>(<text:span text:style-name="T1">int</text:span> id, <text:span text:style-name="T1">int</text:span> garden_height, <text:span text:style-name="T1">int</text:span> garden_width, <text:span text:style-name="T1">int</text:span> walking_speed, <text:span text:style-name="T1">int</text:span> working_speed, std::<text:span text:style-name="T5">vector</text:span>&lt;std::<text:span text:style-name="T5">vector</text:span>&lt;<text:span text:style-name="T1">int</text:span>&gt;&gt; <text:span text:style-name="T2">&amp;</text:span>garden) : <text:span text:style-name="T12">id</text:span>(id), <text:span text:style-name="T12">garden_height</text:span>(garden_height), <text:span text:style-name="T12">garden_width</text:span>(garden_width), <text:span text:style-name="T12">walking_speed</text:span>(walking_speed), <text:span text:style-name="T12">working_speed</text:span>(working_speed), <text:span text:style-name="T12">garden</text:span>(garden) {}</text:p>
      <text:p text:style-name="P2"/>
      <text:p text:style-name="P3"><text:soft-page-break/><text:span text:style-name="T1">void</text:span> <text:span text:style-name="T6">operator()</text:span>()</text:p>
      <text:p text:style-name="P3">{</text:p>
      <text:p text:style-name="P3"><text:span text:style-name="T7">//</text:span><text:span text:style-name="T8"> </text:span><text:span text:style-name="T9">Wait for the start</text:span></text:p>
      <text:p text:style-name="P3">{</text:p>
      <text:p text:style-name="P3">std::<text:span text:style-name="T5">unique_lock</text:span>&lt;std::<text:span text:style-name="T5">mutex</text:span>&gt; <text:span text:style-name="T6">lk</text:span>(<text:span text:style-name="T5">start_mutex</text:span>);</text:p>
      <text:p text:style-name="P3"><text:span text:style-name="T5">start_cond</text:span>.<text:span text:style-name="T6">wait</text:span>(<text:span text:style-name="T5">lk</text:span>, []</text:p>
      <text:p text:style-name="P3">{ <text:span text:style-name="T2">return</text:span> <text:span text:style-name="T5">ready_to_start</text:span>; });</text:p>
      <text:p text:style-name="P3">}</text:p>
      <text:p text:style-name="P2"/>
      <text:p text:style-name="P3">{</text:p>
      <text:p text:style-name="P3">std::<text:span text:style-name="T5">unique_lock</text:span>&lt;std::<text:span text:style-name="T5">mutex</text:span>&gt; <text:span text:style-name="T6">lk</text:span>(<text:span text:style-name="T5">garden_mutex</text:span>);</text:p>
      <text:p text:style-name="P3"><text:span text:style-name="T5">cv</text:span>.<text:span text:style-name="T6">wait</text:span>(<text:span text:style-name="T5">lk</text:span>, []</text:p>
      <text:p text:style-name="P3">{ <text:span text:style-name="T2">return</text:span> <text:span text:style-name="T5">ready_to_start</text:span>; });</text:p>
      <text:p text:style-name="P3">}</text:p>
      <text:p text:style-name="P2"/>
      <text:p text:style-name="P3"><text:span text:style-name="T2">if</text:span> (<text:span text:style-name="T11">id</text:span> <text:span text:style-name="T1">==</text:span> <text:span text:style-name="T10">1</text:span>)</text:p>
      <text:p text:style-name="P3">{</text:p>
      <text:p text:style-name="P3"><text:span text:style-name="T6">processGarden</text:span>(<text:span text:style-name="T10">0</text:span>, <text:span text:style-name="T11">garden_height</text:span>, <text:span text:style-name="T10">1</text:span>);<text:span text:style-name="T8"> </text:span><text:span text:style-name="T7">//</text:span><text:span text:style-name="T8"> </text:span><text:span text:style-name="T9">First gardener starts from the top</text:span></text:p>
      <text:p text:style-name="P3">}</text:p>
      <text:p text:style-name="P6">else</text:p>
      <text:p text:style-name="P3">{</text:p>
      <text:p text:style-name="P3"><text:span text:style-name="T6">processGarden</text:span>(<text:span text:style-name="T11">garden_height</text:span> <text:span text:style-name="T1">-</text:span> <text:span text:style-name="T10">1</text:span>, <text:span text:style-name="T1">-</text:span><text:span text:style-name="T10">1</text:span>, <text:span text:style-name="T1">-</text:span><text:span text:style-name="T10">1</text:span>);<text:span text:style-name="T8"> </text:span><text:span text:style-name="T7">//</text:span><text:span text:style-name="T8"> </text:span><text:span text:style-name="T9">Second gardener starts from the bottom</text:span></text:p>
      <text:p text:style-name="P3">}</text:p>
      <text:p text:style-name="P3">}</text:p>
      <text:p text:style-name="P2"/>
      <text:p text:style-name="P5">private:</text:p>
      <text:p text:style-name="P3"><text:span text:style-name="T1">void</text:span> <text:span text:style-name="T6">processGarden</text:span>(<text:span text:style-name="T1">int</text:span> start, <text:span text:style-name="T1">int</text:span> end, <text:span text:style-name="T1">int</text:span> step)</text:p>
      <text:p text:style-name="P3">{</text:p>
      <text:p text:style-name="P3"><text:span text:style-name="T1">bool</text:span> <text:span text:style-name="T5">reverse</text:span> <text:span text:style-name="T1">=</text:span> <text:span text:style-name="T5">false</text:span>;</text:p>
      <text:p text:style-name="P3"><text:span text:style-name="T2">if</text:span> (<text:span text:style-name="T11">id</text:span> <text:span text:style-name="T1">==</text:span> <text:span text:style-name="T10">1</text:span>)<text:span text:style-name="T8"> </text:span><text:span text:style-name="T7">//</text:span><text:span text:style-name="T8"> </text:span><text:span text:style-name="T9">First gardener moves horizontally</text:span></text:p>
      <text:p text:style-name="P3">{</text:p>
      <text:p text:style-name="P3"><text:span text:style-name="T2">for</text:span> (<text:span text:style-name="T1">int</text:span> <text:span text:style-name="T5">i</text:span> <text:span text:style-name="T1">=</text:span> start; <text:span text:style-name="T5">i</text:span> <text:span text:style-name="T1">!=</text:span> end; <text:span text:style-name="T5">i</text:span> <text:span text:style-name="T1">+=</text:span> step)</text:p>
      <text:p text:style-name="P3">{</text:p>
      <text:p text:style-name="P3"><text:span text:style-name="T1">int</text:span> <text:span text:style-name="T5">j_start</text:span> <text:span text:style-name="T1">=</text:span> <text:span text:style-name="T5">reverse</text:span> <text:span text:style-name="T1">?</text:span> <text:span text:style-name="T11">garden_width</text:span> <text:span text:style-name="T1">-</text:span> <text:span text:style-name="T10">1</text:span> <text:span text:style-name="T1">:</text:span> <text:span text:style-name="T10">0</text:span>;</text:p>
      <text:p text:style-name="P3"><text:span text:style-name="T1">int</text:span> <text:span text:style-name="T5">j_end</text:span> <text:span text:style-name="T1">=</text:span> <text:span text:style-name="T5">reverse</text:span> <text:span text:style-name="T1">?</text:span> <text:span text:style-name="T1">-</text:span><text:span text:style-name="T10">1</text:span> <text:span text:style-name="T1">:</text:span> <text:span text:style-name="T11">garden_width</text:span>;</text:p>
      <text:p text:style-name="P3"><text:span text:style-name="T1">int</text:span> <text:span text:style-name="T5">j_step</text:span> <text:span text:style-name="T1">=</text:span> <text:span text:style-name="T5">reverse</text:span> <text:span text:style-name="T1">?</text:span> <text:span text:style-name="T1">-</text:span><text:span text:style-name="T10">1</text:span> <text:span text:style-name="T1">:</text:span> <text:span text:style-name="T10">1</text:span>;</text:p>
      <text:p text:style-name="P2"/>
      <text:p text:style-name="P3"><text:span text:style-name="T2">for</text:span> (<text:span text:style-name="T1">int</text:span> <text:span text:style-name="T5">j</text:span> <text:span text:style-name="T1">=</text:span> <text:span text:style-name="T5">j_start</text:span>; <text:span text:style-name="T5">j</text:span> <text:span text:style-name="T1">!=</text:span> <text:span text:style-name="T5">j_end</text:span>; <text:span text:style-name="T5">j</text:span> <text:span text:style-name="T1">+=</text:span> <text:span text:style-name="T5">j_step</text:span>)</text:p>
      <text:p text:style-name="P3">{</text:p>
      <text:p text:style-name="P3"><text:span text:style-name="T6">waitAndProcess</text:span>(<text:span text:style-name="T5">i</text:span>, <text:span text:style-name="T5">j</text:span>);</text:p>
      <text:p text:style-name="P3">}</text:p>
      <text:p text:style-name="P3"><text:soft-page-break/><text:span text:style-name="T5">reverse</text:span> <text:span text:style-name="T1">=</text:span> <text:span text:style-name="T1">!</text:span><text:span text:style-name="T5">reverse</text:span>;</text:p>
      <text:p text:style-name="P3">}</text:p>
      <text:p text:style-name="P3">}</text:p>
      <text:p text:style-name="P3"><text:span text:style-name="T2">else</text:span><text:span text:style-name="T8"> </text:span><text:span text:style-name="T7">//</text:span><text:span text:style-name="T8"> </text:span><text:span text:style-name="T9">Second gardener moves vertically</text:span></text:p>
      <text:p text:style-name="P3">{</text:p>
      <text:p text:style-name="P3"><text:span text:style-name="T2">for</text:span> (<text:span text:style-name="T1">int</text:span> <text:span text:style-name="T5">j</text:span> <text:span text:style-name="T1">=</text:span> <text:span text:style-name="T11">garden_width</text:span> <text:span text:style-name="T1">-</text:span> <text:span text:style-name="T10">1</text:span>; <text:span text:style-name="T5">j</text:span> <text:span text:style-name="T1">&gt;=</text:span> <text:span text:style-name="T10">0</text:span>; <text:span text:style-name="T5">j</text:span><text:span text:style-name="T11">--</text:span>)</text:p>
      <text:p text:style-name="P3">{</text:p>
      <text:p text:style-name="P3"><text:span text:style-name="T1">int</text:span> <text:span text:style-name="T5">i_start</text:span> <text:span text:style-name="T1">=</text:span> <text:span text:style-name="T5">reverse</text:span> <text:span text:style-name="T1">?</text:span> <text:span text:style-name="T10">0</text:span> <text:span text:style-name="T1">:</text:span> <text:span text:style-name="T11">garden_height</text:span> <text:span text:style-name="T1">-</text:span> <text:span text:style-name="T10">1</text:span>;</text:p>
      <text:p text:style-name="P3"><text:span text:style-name="T1">int</text:span> <text:span text:style-name="T5">i_end</text:span> <text:span text:style-name="T1">=</text:span> <text:span text:style-name="T5">reverse</text:span> <text:span text:style-name="T1">?</text:span> <text:span text:style-name="T11">garden_height</text:span> <text:span text:style-name="T1">:</text:span> <text:span text:style-name="T1">-</text:span><text:span text:style-name="T10">1</text:span>;</text:p>
      <text:p text:style-name="P3"><text:span text:style-name="T1">int</text:span> <text:span text:style-name="T5">i_step</text:span> <text:span text:style-name="T1">=</text:span> <text:span text:style-name="T5">reverse</text:span> <text:span text:style-name="T1">?</text:span> <text:span text:style-name="T10">1</text:span> <text:span text:style-name="T1">:</text:span> <text:span text:style-name="T1">-</text:span><text:span text:style-name="T10">1</text:span>;</text:p>
      <text:p text:style-name="P2"/>
      <text:p text:style-name="P3"><text:span text:style-name="T2">for</text:span> (<text:span text:style-name="T1">int</text:span> <text:span text:style-name="T5">i</text:span> <text:span text:style-name="T1">=</text:span> <text:span text:style-name="T5">i_start</text:span>; <text:span text:style-name="T5">i</text:span> <text:span text:style-name="T1">!=</text:span> <text:span text:style-name="T5">i_end</text:span>; <text:span text:style-name="T5">i</text:span> <text:span text:style-name="T1">+=</text:span> <text:span text:style-name="T5">i_step</text:span>)</text:p>
      <text:p text:style-name="P3">{</text:p>
      <text:p text:style-name="P3"><text:span text:style-name="T6">waitAndProcess</text:span>(<text:span text:style-name="T5">i</text:span>, <text:span text:style-name="T5">j</text:span>);</text:p>
      <text:p text:style-name="P3">}</text:p>
      <text:p text:style-name="P3"><text:span text:style-name="T5">reverse</text:span> <text:span text:style-name="T1">=</text:span> <text:span text:style-name="T1">!</text:span><text:span text:style-name="T5">reverse</text:span>;</text:p>
      <text:p text:style-name="P3">}</text:p>
      <text:p text:style-name="P3">}</text:p>
      <text:p text:style-name="P3">}</text:p>
      <text:p text:style-name="P2"/>
      <text:p text:style-name="P3"><text:span text:style-name="T1">void</text:span> <text:span text:style-name="T6">waitAndProcess</text:span>(<text:span text:style-name="T1">int</text:span> i, <text:span text:style-name="T1">int</text:span> j)</text:p>
      <text:p text:style-name="P3">{</text:p>
      <text:p text:style-name="P3"><text:span text:style-name="T2">while</text:span> (<text:span text:style-name="T5">true</text:span>)</text:p>
      <text:p text:style-name="P3">{</text:p>
      <text:p text:style-name="P3">std::<text:span text:style-name="T5">unique_lock</text:span>&lt;std::<text:span text:style-name="T5">mutex</text:span>&gt; <text:span text:style-name="T6">lock</text:span>(<text:span text:style-name="T5">garden_mutex</text:span>);</text:p>
      <text:p text:style-name="P3"><text:span text:style-name="T2">if</text:span> (<text:span text:style-name="T11">garden</text:span><text:span text:style-name="T6">[</text:span>i<text:span text:style-name="T6">][</text:span>j<text:span text:style-name="T6">]</text:span> <text:span text:style-name="T1">==</text:span> <text:span text:style-name="T10">0</text:span>)<text:span text:style-name="T8"> </text:span><text:span text:style-name="T7">//</text:span><text:span text:style-name="T8"> </text:span><text:span text:style-name="T9">Empty square</text:span></text:p>
      <text:p text:style-name="P3">{</text:p>
      <text:p text:style-name="P3"><text:span text:style-name="T11">garden</text:span><text:span text:style-name="T6">[</text:span>i<text:span text:style-name="T6">][</text:span>j<text:span text:style-name="T6">]</text:span> <text:span text:style-name="T1">=</text:span> <text:span text:style-name="T11">id</text:span>;</text:p>
      <text:p text:style-name="P3"><text:span text:style-name="T5">lock</text:span>.<text:span text:style-name="T6">unlock</text:span>();</text:p>
      <text:p text:style-name="P3">std::<text:span text:style-name="T5">cout</text:span> <text:span text:style-name="T6">&lt;&lt;</text:span> <text:span text:style-name="T3">"</text:span><text:span text:style-name="T4">Gardener </text:span><text:span text:style-name="T3">"</text:span> <text:span text:style-name="T6">&lt;&lt;</text:span> <text:span text:style-name="T11">id</text:span> <text:span text:style-name="T6">&lt;&lt;</text:span> <text:span text:style-name="T3">"</text:span><text:span text:style-name="T4"> processing square at (</text:span><text:span text:style-name="T3">"</text:span> <text:span text:style-name="T6">&lt;&lt;</text:span> i <text:span text:style-name="T6">&lt;&lt;</text:span> <text:span text:style-name="T3">"</text:span><text:span text:style-name="T4">, </text:span><text:span text:style-name="T3">"</text:span> <text:span text:style-name="T6">&lt;&lt;</text:span> j <text:span text:style-name="T6">&lt;&lt;</text:span> <text:span text:style-name="T3">"</text:span><text:span text:style-name="T4">)</text:span><text:span text:style-name="T10">\n</text:span><text:span text:style-name="T3">"</text:span>;</text:p>
      <text:p text:style-name="P3">std::this_thread::<text:span text:style-name="T6">sleep_for</text:span>(std::chrono::<text:span text:style-name="T6">milliseconds</text:span>(<text:span text:style-name="T11">working_speed</text:span>));</text:p>
      <text:p text:style-name="P3"><text:span text:style-name="T2">return</text:span>;</text:p>
      <text:p text:style-name="P3">}</text:p>
      <text:p text:style-name="P3"><text:span text:style-name="T2">else</text:span> <text:span text:style-name="T2">if</text:span> (<text:span text:style-name="T11">garden</text:span><text:span text:style-name="T6">[</text:span>i<text:span text:style-name="T6">][</text:span>j<text:span text:style-name="T6">]</text:span> <text:span text:style-name="T1">==</text:span> <text:span text:style-name="T1">-</text:span><text:span text:style-name="T10">1</text:span> <text:span text:style-name="T1">||</text:span> <text:span text:style-name="T11">garden</text:span><text:span text:style-name="T6">[</text:span>i<text:span text:style-name="T6">][</text:span>j<text:span text:style-name="T6">]</text:span> <text:span text:style-name="T1">&gt;</text:span> <text:span text:style-name="T10">0</text:span>)<text:span text:style-name="T8"> </text:span><text:span text:style-name="T7">//</text:span><text:span text:style-name="T8"> </text:span><text:span text:style-name="T9">Rock or processed square</text:span></text:p>
      <text:p text:style-name="P3">{</text:p>
      <text:p text:style-name="P3">std::this_thread::<text:span text:style-name="T6">sleep_for</text:span>(std::chrono::<text:span text:style-name="T6">milliseconds</text:span>(<text:span text:style-name="T11">walking_speed</text:span>));</text:p>
      <text:p text:style-name="P3"><text:span text:style-name="T2">return</text:span>;</text:p>
      <text:p text:style-name="P3">}</text:p>
      <text:p text:style-name="P3"><text:span text:style-name="T7">//</text:span><text:span text:style-name="T8"> </text:span><text:span text:style-name="T9">If the square is temporarily occupied by another gardener, wait</text:span></text:p>
      <text:p text:style-name="P3"><text:span text:style-name="T5">cv</text:span>.<text:span text:style-name="T6">wait</text:span>(<text:span text:style-name="T5">lock</text:span>);</text:p>
      <text:p text:style-name="P3">}</text:p>
      <text:p text:style-name="P3"><text:soft-page-break/><text:span text:style-name="T5">cv</text:span>.<text:span text:style-name="T6">notify_all</text:span>();</text:p>
      <text:p text:style-name="P3">}</text:p>
      <text:p text:style-name="P3">};</text:p>
      <text:p text:style-name="P2"/>
      <text:p text:style-name="P3"><text:span text:style-name="T1">void</text:span> <text:span text:style-name="T6">printGarden</text:span>(std::<text:span text:style-name="T5">ofstream</text:span> <text:span text:style-name="T2">&amp;</text:span>ofs, std::<text:span text:style-name="T5">vector</text:span>&lt;std::<text:span text:style-name="T5">vector</text:span>&lt;<text:span text:style-name="T1">int</text:span>&gt;&gt; <text:span text:style-name="T2">&amp;</text:span>garden)</text:p>
      <text:p text:style-name="P3">{</text:p>
      <text:p text:style-name="P3"><text:span text:style-name="T2">for</text:span> (<text:span text:style-name="T2">const</text:span> <text:span text:style-name="T1">auto</text:span> <text:span text:style-name="T2">&amp;</text:span><text:span text:style-name="T5">row</text:span> : garden)</text:p>
      <text:p text:style-name="P3">{</text:p>
      <text:p text:style-name="P3"><text:span text:style-name="T2">for</text:span> (<text:span text:style-name="T2">const</text:span> <text:span text:style-name="T1">auto</text:span> <text:span text:style-name="T2">&amp;</text:span><text:span text:style-name="T5">cell</text:span> : <text:span text:style-name="T5">row</text:span>)</text:p>
      <text:p text:style-name="P3">{</text:p>
      <text:p text:style-name="P3">ofs <text:span text:style-name="T6">&lt;&lt;</text:span> (<text:span text:style-name="T5">cell</text:span> <text:span text:style-name="T1">==</text:span> <text:span text:style-name="T1">-</text:span><text:span text:style-name="T10">1</text:span> <text:span text:style-name="T1">?</text:span> <text:span text:style-name="T3">"</text:span><text:span text:style-name="T4">X</text:span><text:span text:style-name="T3">"</text:span> <text:span text:style-name="T1">:</text:span> std::<text:span text:style-name="T6">to_string</text:span>(<text:span text:style-name="T5">cell</text:span>)) <text:span text:style-name="T6">&lt;&lt;</text:span> <text:span text:style-name="T3">"</text:span><text:span text:style-name="T4"> </text:span><text:span text:style-name="T3">"</text:span>;<text:span text:style-name="T8"> </text:span><text:span text:style-name="T7">//</text:span><text:span text:style-name="T8"> </text:span><text:span text:style-name="T9">X for rocks</text:span></text:p>
      <text:p text:style-name="P3">}</text:p>
      <text:p text:style-name="P3">ofs <text:span text:style-name="T6">&lt;&lt;</text:span> <text:span text:style-name="T3">"</text:span><text:span text:style-name="T10">\n</text:span><text:span text:style-name="T3">"</text:span>;</text:p>
      <text:p text:style-name="P3">}</text:p>
      <text:p text:style-name="P3">}</text:p>
      <text:p text:style-name="P2"/>
      <text:p text:style-name="P3"><text:span text:style-name="T1">int</text:span> <text:span text:style-name="T6">main</text:span>(<text:span text:style-name="T1">int</text:span> argc, <text:span text:style-name="T1">char</text:span> <text:span text:style-name="T2">*</text:span>argv[])</text:p>
      <text:p text:style-name="P3">{</text:p>
      <text:p text:style-name="P3"><text:span text:style-name="T1">int</text:span> <text:span text:style-name="T5">garden_height</text:span>;</text:p>
      <text:p text:style-name="P3"><text:span text:style-name="T1">int</text:span> <text:span text:style-name="T5">garden_width</text:span>;</text:p>
      <text:p text:style-name="P3"><text:span text:style-name="T1">int</text:span> <text:span text:style-name="T5">walking_speed</text:span>;</text:p>
      <text:p text:style-name="P3"><text:span text:style-name="T1">int</text:span> <text:span text:style-name="T5">first_gardener_working_speed</text:span>;</text:p>
      <text:p text:style-name="P3"><text:span text:style-name="T1">int</text:span> <text:span text:style-name="T5">second_gardener_working_speed</text:span>;</text:p>
      <text:p text:style-name="P3">std::<text:span text:style-name="T5">string</text:span> <text:span text:style-name="T5">input_file</text:span>;</text:p>
      <text:p text:style-name="P3">std::<text:span text:style-name="T5">string</text:span> <text:span text:style-name="T5">output_file</text:span>;</text:p>
      <text:p text:style-name="P2"/>
      <text:p text:style-name="P3"><text:span text:style-name="T2">if</text:span> (argc <text:span text:style-name="T1">==</text:span> <text:span text:style-name="T10">7</text:span>)</text:p>
      <text:p text:style-name="P3">{</text:p>
      <text:p text:style-name="P3"><text:span text:style-name="T7">//</text:span><text:span text:style-name="T8"> </text:span><text:span text:style-name="T9">Read all parameters from the command line</text:span></text:p>
      <text:p text:style-name="P3"><text:span text:style-name="T5">garden_height</text:span> <text:span text:style-name="T1">=</text:span> std::<text:span text:style-name="T6">stoi</text:span>(argv[<text:span text:style-name="T10">1</text:span>]);</text:p>
      <text:p text:style-name="P3"><text:span text:style-name="T5">garden_width</text:span> <text:span text:style-name="T1">=</text:span> std::<text:span text:style-name="T6">stoi</text:span>(argv[<text:span text:style-name="T10">2</text:span>]);</text:p>
      <text:p text:style-name="P3"><text:span text:style-name="T5">walking_speed</text:span> <text:span text:style-name="T1">=</text:span> std::<text:span text:style-name="T6">stoi</text:span>(argv[<text:span text:style-name="T10">3</text:span>]);</text:p>
      <text:p text:style-name="P3"><text:span text:style-name="T5">first_gardener_working_speed</text:span> <text:span text:style-name="T1">=</text:span> std::<text:span text:style-name="T6">stoi</text:span>(argv[<text:span text:style-name="T10">4</text:span>]);</text:p>
      <text:p text:style-name="P3"><text:span text:style-name="T5">second_gardener_working_speed</text:span> <text:span text:style-name="T1">=</text:span> std::<text:span text:style-name="T6">stoi</text:span>(argv[<text:span text:style-name="T10">5</text:span>]);</text:p>
      <text:p text:style-name="P3"><text:span text:style-name="T5">output_file</text:span> <text:span text:style-name="T6">=</text:span> std::<text:span text:style-name="T6">string</text:span>(argv[<text:span text:style-name="T10">6</text:span>]);</text:p>
      <text:p text:style-name="P3">}</text:p>
      <text:p text:style-name="P3"><text:span text:style-name="T2">else</text:span> <text:span text:style-name="T2">if</text:span> (argc <text:span text:style-name="T1">==</text:span> <text:span text:style-name="T10">2</text:span>)</text:p>
      <text:p text:style-name="P3">{</text:p>
      <text:p text:style-name="P3"><text:span text:style-name="T5">input_file</text:span> <text:span text:style-name="T6">=</text:span> argv[<text:span text:style-name="T10">1</text:span>];</text:p>
      <text:p text:style-name="P3">std::<text:span text:style-name="T5">ifstream</text:span> <text:span text:style-name="T6">ifs</text:span>(<text:span text:style-name="T5">input_file</text:span>);</text:p>
      <text:p text:style-name="P3"><text:span text:style-name="T2">if</text:span> (<text:span text:style-name="T1">!</text:span><text:span text:style-name="T5">ifs</text:span>.<text:span text:style-name="T6">is_open</text:span>())</text:p>
      <text:p text:style-name="P3"><text:soft-page-break/>{</text:p>
      <text:p text:style-name="P3">std::<text:span text:style-name="T5">cerr</text:span> <text:span text:style-name="T6">&lt;&lt;</text:span> <text:span text:style-name="T3">"</text:span><text:span text:style-name="T4">Error opening file for reading.</text:span><text:span text:style-name="T3">"</text:span> <text:span text:style-name="T6">&lt;&lt;</text:span> std::<text:span text:style-name="T6">endl</text:span>;</text:p>
      <text:p text:style-name="P3"><text:span text:style-name="T2">return</text:span> <text:span text:style-name="T10">1</text:span>;</text:p>
      <text:p text:style-name="P3">}</text:p>
      <text:p text:style-name="P2"/>
      <text:p text:style-name="P3"><text:span text:style-name="T7">//</text:span><text:span text:style-name="T8"> </text:span><text:span text:style-name="T9">Check if the file content is valid</text:span></text:p>
      <text:p text:style-name="P3"><text:span text:style-name="T2">if</text:span> (<text:span text:style-name="T6">!</text:span>(<text:span text:style-name="T5">ifs</text:span> <text:span text:style-name="T6">&gt;&gt;</text:span> <text:span text:style-name="T5">garden_height</text:span> <text:span text:style-name="T6">&gt;&gt;</text:span> <text:span text:style-name="T5">garden_width</text:span> <text:span text:style-name="T6">&gt;&gt;</text:span> <text:span text:style-name="T5">walking_speed</text:span> <text:span text:style-name="T6">&gt;&gt;</text:span> <text:span text:style-name="T5">first_gardener_working_speed</text:span> <text:span text:style-name="T6">&gt;&gt;</text:span> <text:span text:style-name="T5">second_gardener_working_speed</text:span> <text:span text:style-name="T6">&gt;&gt;</text:span> <text:span text:style-name="T5">output_file</text:span>))</text:p>
      <text:p text:style-name="P3">{</text:p>
      <text:p text:style-name="P3">std::<text:span text:style-name="T5">cerr</text:span> <text:span text:style-name="T6">&lt;&lt;</text:span> <text:span text:style-name="T3">"</text:span><text:span text:style-name="T4">Error: Invalid file content. Expected 5 digits and output file name.</text:span><text:span text:style-name="T3">"</text:span> <text:span text:style-name="T6">&lt;&lt;</text:span> std::<text:span text:style-name="T6">endl</text:span>;</text:p>
      <text:p text:style-name="P3"><text:span text:style-name="T5">ifs</text:span>.<text:span text:style-name="T6">close</text:span>();</text:p>
      <text:p text:style-name="P3"><text:span text:style-name="T2">return</text:span> <text:span text:style-name="T10">1</text:span>;</text:p>
      <text:p text:style-name="P3">}</text:p>
      <text:p text:style-name="P3">}</text:p>
      <text:p text:style-name="P6">else</text:p>
      <text:p text:style-name="P3">{</text:p>
      <text:p text:style-name="P3">std::<text:span text:style-name="T5">cerr</text:span> <text:span text:style-name="T6">&lt;&lt;</text:span> <text:span text:style-name="T3">"</text:span><text:span text:style-name="T4">Usage: </text:span><text:span text:style-name="T3">"</text:span> <text:span text:style-name="T6">&lt;&lt;</text:span> argv[<text:span text:style-name="T10">0</text:span>]</text:p>
      <text:p text:style-name="P3"><text:span text:style-name="T6">&lt;&lt;</text:span> <text:span text:style-name="T3">"</text:span><text:span text:style-name="T4"> &lt;garden_height&gt; &lt;garden_width&gt; &lt;walking_speed&gt; </text:span><text:span text:style-name="T3">"</text:span></text:p>
      <text:p text:style-name="P3"><text:span text:style-name="T6">&lt;&lt;</text:span> <text:span text:style-name="T3">"</text:span><text:span text:style-name="T4">&lt;first_gardener_working_speed&gt; &lt;second_gardener_working_speed&gt; &lt;output_file&gt;</text:span><text:span text:style-name="T3">"</text:span></text:p>
      <text:p text:style-name="P3"><text:span text:style-name="T6">&lt;&lt;</text:span> <text:span text:style-name="T3">"</text:span><text:span text:style-name="T10">\n</text:span><text:span text:style-name="T4">OR</text:span><text:span text:style-name="T10">\n</text:span><text:span text:style-name="T3">"</text:span></text:p>
      <text:p text:style-name="P3"><text:span text:style-name="T6">&lt;&lt;</text:span> argv[<text:span text:style-name="T10">0</text:span>] <text:span text:style-name="T6">&lt;&lt;</text:span> <text:span text:style-name="T3">"</text:span><text:span text:style-name="T4"> &lt;input_file&gt;</text:span><text:span text:style-name="T3">"</text:span> <text:span text:style-name="T6">&lt;&lt;</text:span> std::<text:span text:style-name="T6">endl</text:span>;</text:p>
      <text:p text:style-name="P3"><text:span text:style-name="T2">return</text:span> <text:span text:style-name="T10">1</text:span>;</text:p>
      <text:p text:style-name="P3">}</text:p>
      <text:p text:style-name="P2"/>
      <text:p text:style-name="P3">std::<text:span text:style-name="T5">vector</text:span>&lt;std::<text:span text:style-name="T5">vector</text:span>&lt;<text:span text:style-name="T1">int</text:span>&gt;&gt; <text:span text:style-name="T6">garden</text:span>(<text:span text:style-name="T5">garden_height</text:span>, std::<text:span text:style-name="T6">vector</text:span>&lt;<text:span text:style-name="T1">int</text:span>&gt;(<text:span text:style-name="T5">garden_width</text:span>, <text:span text:style-name="T10">0</text:span>));<text:span text:style-name="T8"> </text:span><text:span text:style-name="T7">//</text:span><text:span text:style-name="T8"> </text:span><text:span text:style-name="T9">0 - empty, 1 - gardener 1, 2 - gardener 2, -1 - rock</text:span></text:p>
      <text:p text:style-name="P2"/>
      <text:p text:style-name="P3"><text:span text:style-name="T7">//</text:span><text:span text:style-name="T8"> </text:span><text:span text:style-name="T9">Fill the garden with rocks</text:span></text:p>
      <text:p text:style-name="P3"><text:span text:style-name="T6">fillGardenWithRocks</text:span>(<text:span text:style-name="T5">garden_height</text:span>, <text:span text:style-name="T5">garden_width</text:span>, <text:span text:style-name="T5">garden</text:span>);</text:p>
      <text:p text:style-name="P2"/>
      <text:p text:style-name="P3"><text:span text:style-name="T7">//</text:span><text:span text:style-name="T8"> </text:span><text:span text:style-name="T9">Initialize the output file</text:span></text:p>
      <text:p text:style-name="P3">std::<text:span text:style-name="T5">ofstream</text:span> <text:span text:style-name="T6">ofs</text:span>(<text:span text:style-name="T5">output_file</text:span>);</text:p>
      <text:p text:style-name="P3"><text:span text:style-name="T2">if</text:span> (<text:span text:style-name="T1">!</text:span><text:span text:style-name="T5">ofs</text:span>.<text:span text:style-name="T6">is_open</text:span>())</text:p>
      <text:p text:style-name="P3">{</text:p>
      <text:p text:style-name="P3">std::<text:span text:style-name="T5">cerr</text:span> <text:span text:style-name="T6">&lt;&lt;</text:span> <text:span text:style-name="T3">"</text:span><text:span text:style-name="T4">Error opening file for writing.</text:span><text:span text:style-name="T3">"</text:span> <text:span text:style-name="T6">&lt;&lt;</text:span> std::<text:span text:style-name="T6">endl</text:span>;</text:p>
      <text:p text:style-name="P3"><text:span text:style-name="T2">return</text:span> <text:span text:style-name="T10">1</text:span>;</text:p>
      <text:p text:style-name="P3">}</text:p>
      <text:p text:style-name="P2"/>
      <text:p text:style-name="P3"><text:span text:style-name="T7">//</text:span><text:span text:style-name="T8"> </text:span><text:span text:style-name="T9">Write the initial state of the garden</text:span></text:p>
      <text:p text:style-name="P3"><text:soft-page-break/><text:span text:style-name="T5">ofs</text:span> <text:span text:style-name="T6">&lt;&lt;</text:span> <text:span text:style-name="T3">"</text:span><text:span text:style-name="T4">Initial garden:</text:span><text:span text:style-name="T10">\n</text:span><text:span text:style-name="T3">"</text:span>;</text:p>
      <text:p text:style-name="P3"><text:span text:style-name="T6">printGarden</text:span>(<text:span text:style-name="T5">ofs</text:span>, <text:span text:style-name="T5">garden</text:span>);</text:p>
      <text:p text:style-name="P2"/>
      <text:p text:style-name="P3"><text:span text:style-name="T7">//</text:span><text:span text:style-name="T8"> </text:span><text:span text:style-name="T9">Create and start gardeners</text:span></text:p>
      <text:p text:style-name="P3"><text:span text:style-name="T5">Gardener</text:span> <text:span text:style-name="T6">gardener1</text:span>(<text:span text:style-name="T10">1</text:span>, <text:span text:style-name="T5">garden_height</text:span>, <text:span text:style-name="T5">garden_width</text:span>, <text:span text:style-name="T5">walking_speed</text:span>, <text:span text:style-name="T5">first_gardener_working_speed</text:span>, <text:span text:style-name="T5">garden</text:span>);<text:span text:style-name="T8"> </text:span><text:span text:style-name="T7">//</text:span><text:span text:style-name="T8"> </text:span><text:span text:style-name="T9">Gardener 1</text:span></text:p>
      <text:p text:style-name="P3"><text:span text:style-name="T5">Gardener</text:span> <text:span text:style-name="T6">gardener2</text:span>(<text:span text:style-name="T10">2</text:span>, <text:span text:style-name="T5">garden_height</text:span>, <text:span text:style-name="T5">garden_width</text:span>, <text:span text:style-name="T5">walking_speed</text:span>, <text:span text:style-name="T5">second_gardener_working_speed</text:span>, <text:span text:style-name="T5">garden</text:span>);<text:span text:style-name="T8"> </text:span><text:span text:style-name="T7">//</text:span><text:span text:style-name="T8"> </text:span><text:span text:style-name="T9">Gardener 2</text:span></text:p>
      <text:p text:style-name="P2"/>
      <text:p text:style-name="P3">std::<text:span text:style-name="T5">thread</text:span> <text:span text:style-name="T6">t1</text:span>(std::<text:span text:style-name="T6">ref</text:span>(<text:span text:style-name="T5">gardener1</text:span>));</text:p>
      <text:p text:style-name="P3">std::<text:span text:style-name="T5">thread</text:span> <text:span text:style-name="T6">t2</text:span>(std::<text:span text:style-name="T6">ref</text:span>(<text:span text:style-name="T5">gardener2</text:span>));</text:p>
      <text:p text:style-name="P2"/>
      <text:p text:style-name="P3"><text:span text:style-name="T7">//</text:span><text:span text:style-name="T8"> </text:span><text:span text:style-name="T9">Start the gardeners</text:span></text:p>
      <text:p text:style-name="P3">{</text:p>
      <text:p text:style-name="P3">std::<text:span text:style-name="T5">lock_guard</text:span>&lt;std::<text:span text:style-name="T5">mutex</text:span>&gt; <text:span text:style-name="T6">lk</text:span>(<text:span text:style-name="T5">start_mutex</text:span>);</text:p>
      <text:p text:style-name="P3"><text:span text:style-name="T5">ready_to_start</text:span> <text:span text:style-name="T1">=</text:span> <text:span text:style-name="T5">true</text:span>;</text:p>
      <text:p text:style-name="P3"><text:span text:style-name="T5">start_cond</text:span>.<text:span text:style-name="T6">notify_all</text:span>();</text:p>
      <text:p text:style-name="P3">}</text:p>
      <text:p text:style-name="P2"/>
      <text:p text:style-name="P3"><text:span text:style-name="T5">t1</text:span>.<text:span text:style-name="T6">join</text:span>();</text:p>
      <text:p text:style-name="P3"><text:span text:style-name="T5">t2</text:span>.<text:span text:style-name="T6">join</text:span>();</text:p>
      <text:p text:style-name="P2"/>
      <text:p text:style-name="P3"><text:span text:style-name="T5">ofs</text:span> <text:span text:style-name="T6">&lt;&lt;</text:span> <text:span text:style-name="T3">"</text:span><text:span text:style-name="T4">Processed garden:</text:span><text:span text:style-name="T10">\n</text:span><text:span text:style-name="T3">"</text:span>;</text:p>
      <text:p text:style-name="P3"><text:span text:style-name="T6">printGarden</text:span>(<text:span text:style-name="T5">ofs</text:span>, <text:span text:style-name="T5">garden</text:span>);</text:p>
      <text:p text:style-name="P3"><text:span text:style-name="T5">ofs</text:span>.<text:span text:style-name="T6">close</text:span>();</text:p>
      <text:p text:style-name="P2"/>
      <text:p text:style-name="P3"><text:span text:style-name="T2">return</text:span> <text:span text:style-name="T10">0</text:span>;</text:p>
      <text:p text:style-name="P3">}</text:p>
      <text:p text:style-name="P1"/>
      <text:p text:style-name="P1"/>
      <text:p text:style-name="P1">Примерный вывод, для первого набора тестовых данных(остальные имеют такую же логику, но слишком большие для отчёта)</text:p>
      <text:p text:style-name="P1"/>
      <text:p text:style-name="P1">[w1sq@archlinux IDZ4]$ ./a.out input1 </text:p>
      <text:p text:style-name="P1">Initial garden:</text:p>
      <text:p text:style-name="P1">0 X 0 0 X 0 0 0 X 0 </text:p>
      <text:p text:style-name="P1">0 0 0 0 0 0 0 0 0 0 </text:p>
      <text:p text:style-name="P1">X 0 0 0 X 0 0 0 0 0 </text:p>
      <text:p text:style-name="P1">0 0 0 0 0 0 0 0 0 X </text:p>
      <text:p text:style-name="P1">0 0 0 0 0 0 0 0 X 0 </text:p>
      <text:p text:style-name="P1">0 0 0 0 0 0 0 0 0 X </text:p>
      <text:p text:style-name="P1">0 0 0 0 0 0 0 0 0 0 </text:p>
      <text:p text:style-name="P1">0 0 0 0 0 0 0 0 0 0 </text:p>
      <text:p text:style-name="P1">X 0 X 0 0 0 0 X 0 0 </text:p>
      <text:p text:style-name="P1">X 0 0 0 0 0 0 0 0 0 </text:p>
      <text:p text:style-name="P1"><text:soft-page-break/>Gardener 2 processing square at (9, 9)</text:p>
      <text:p text:style-name="P1">Gardener 1 processing square at (0, 0)</text:p>
      <text:p text:style-name="P1">Gardener 2 processing square at (8, 9)</text:p>
      <text:p text:style-name="P1">Gardener 1 processing square at (0, 2)</text:p>
      <text:p text:style-name="P1">Gardener 2 processing square at (7, 9)</text:p>
      <text:p text:style-name="P1">Gardener 1 processing square at (0, 3)</text:p>
      <text:p text:style-name="P1">Gardener 2 processing square at (6, 9)</text:p>
      <text:p text:style-name="P1">Gardener 1 processing square at (0, 5)</text:p>
      <text:p text:style-name="P1">Gardener 2 processing square at (4, 9)</text:p>
      <text:p text:style-name="P1">Gardener 1 processing square at (0, 6)</text:p>
      <text:p text:style-name="P1">Gardener 2 processing square at (2, 9)</text:p>
      <text:p text:style-name="P1">Gardener 1 processing square at (0, 7)</text:p>
      <text:p text:style-name="P1">Gardener 1 processing square at (0, 9)</text:p>
      <text:p text:style-name="P1">Gardener 2 processing square at (1, 9)</text:p>
      <text:p text:style-name="P1">Gardener 1 processing square at (1, 8)</text:p>
      <text:p text:style-name="P1">Gardener 2 processing square at (2, 8)</text:p>
      <text:p text:style-name="P1">Gardener 1 processing square at (1, 7)</text:p>
      <text:p text:style-name="P1">Gardener 2 processing square at (3, 8)</text:p>
      <text:p text:style-name="P1">Gardener 1 processing square at (1, 6)</text:p>
      <text:p text:style-name="P1">Gardener 2 processing square at (5, 8)</text:p>
      <text:p text:style-name="P1">Gardener 1 processing square at (1, 5)</text:p>
      <text:p text:style-name="P1">Gardener 2 processing square at (6, 8)</text:p>
      <text:p text:style-name="P1">Gardener 1 processing square at (1, 4)</text:p>
      <text:p text:style-name="P1">Gardener 2 processing square at (7, 8)</text:p>
      <text:p text:style-name="P1">Gardener 1 processing square at (1, 3)</text:p>
      <text:p text:style-name="P1">Gardener 2 processing square at (8, 8)</text:p>
      <text:p text:style-name="P1">Gardener 1 processing square at (1, 2)</text:p>
      <text:p text:style-name="P1">Gardener 2 processing square at (9, 8)</text:p>
      <text:p text:style-name="P1">Gardener 1 processing square at (1, 1)</text:p>
      <text:p text:style-name="P1">Gardener 2 processing square at (9, 7)</text:p>
      <text:p text:style-name="P1">Gardener 1 processing square at (1, 0)</text:p>
      <text:p text:style-name="P1">Gardener 2 processing square at (7, 7)</text:p>
      <text:p text:style-name="P1">Gardener 1 processing square at (2, 1)</text:p>
      <text:p text:style-name="P1">Gardener 2 processing square at (6, 7)</text:p>
      <text:p text:style-name="P1">Gardener 1 processing square at (2, 2)</text:p>
      <text:p text:style-name="P1">Gardener 2 processing square at (5, 7)</text:p>
      <text:p text:style-name="P1">Gardener 1 processing square at (2, 3)</text:p>
      <text:p text:style-name="P1">Gardener 2 processing square at (4, 7)</text:p>
      <text:p text:style-name="P1">Gardener 1 processing square at (2, 5)</text:p>
      <text:p text:style-name="P1">Gardener 2 processing square at (3, 7)</text:p>
      <text:p text:style-name="P1">Gardener 1 processing square at (2, 6)</text:p>
      <text:p text:style-name="P1">Gardener 2 processing square at (2, 7)</text:p>
      <text:p text:style-name="P1">Gardener 1 processing square at (3, 6)</text:p>
      <text:p text:style-name="P1">Gardener 2 processing square at (4, 6)</text:p>
      <text:p text:style-name="P1">Gardener 1 processing square at (3, 5)</text:p>
      <text:p text:style-name="P1">Gardener 2 processing square at (5, 6)</text:p>
      <text:p text:style-name="P1">Gardener 1 processing square at (3, 4)</text:p>
      <text:p text:style-name="P1">Gardener 2 processing square at (6, 6)</text:p>
      <text:p text:style-name="P1">Gardener 1 processing square at (3, 3)</text:p>
      <text:p text:style-name="P1"><text:soft-page-break/>Gardener 2 processing square at (7, 6)</text:p>
      <text:p text:style-name="P1">Gardener 1 processing square at (3, 2)</text:p>
      <text:p text:style-name="P1">Gardener 2 processing square at (8, 6)</text:p>
      <text:p text:style-name="P1">Gardener 1 processing square at (3, 1)</text:p>
      <text:p text:style-name="P1">Gardener 2 processing square at (9, 6)</text:p>
      <text:p text:style-name="P1">Gardener 1 processing square at (3, 0)</text:p>
      <text:p text:style-name="P1">Gardener 2 processing square at (9, 5)</text:p>
      <text:p text:style-name="P1">Gardener 1 processing square at (4, 0)</text:p>
      <text:p text:style-name="P1">Gardener 2 processing square at (8, 5)</text:p>
      <text:p text:style-name="P1">Gardener 1 processing square at (4, 1)</text:p>
      <text:p text:style-name="P1">Gardener 2 processing square at (7, 5)</text:p>
      <text:p text:style-name="P1">Gardener 1 processing square at (4, 2)</text:p>
      <text:p text:style-name="P1">Gardener 2 processing square at (6, 5)</text:p>
      <text:p text:style-name="P1">Gardener 1 processing square at (4, 3)</text:p>
      <text:p text:style-name="P1">Gardener 2 processing square at (5, 5)</text:p>
      <text:p text:style-name="P1">Gardener 1 processing square at (4, 4)</text:p>
      <text:p text:style-name="P1">Gardener 2 processing square at (4, 5)</text:p>
      <text:p text:style-name="P1">Gardener 1 processing square at (5, 4)</text:p>
      <text:p text:style-name="P1">Gardener 2 processing square at (6, 4)</text:p>
      <text:p text:style-name="P1">Gardener 1 processing square at (5, 3)</text:p>
      <text:p text:style-name="P1">Gardener 2 processing square at (7, 4)</text:p>
      <text:p text:style-name="P1">Gardener 1 processing square at (5, 2)</text:p>
      <text:p text:style-name="P1">Gardener 2 processing square at (8, 4)</text:p>
      <text:p text:style-name="P1">Gardener 1 processing square at (5, 1)</text:p>
      <text:p text:style-name="P1">Gardener 2 processing square at (9, 4)</text:p>
      <text:p text:style-name="P1">Gardener 1 processing square at (5, 0)</text:p>
      <text:p text:style-name="P1">Gardener 2 processing square at (9, 3)</text:p>
      <text:p text:style-name="P1">Gardener 1 processing square at (6, 0)</text:p>
      <text:p text:style-name="P1">Gardener 2 processing square at (8, 3)</text:p>
      <text:p text:style-name="P1">Gardener 1 processing square at (6, 1)</text:p>
      <text:p text:style-name="P1">Gardener 2 processing square at (7, 3)</text:p>
      <text:p text:style-name="P1">Gardener 1 processing square at (6, 2)</text:p>
      <text:p text:style-name="P1">Gardener 2 processing square at (6, 3)</text:p>
      <text:p text:style-name="P1">Gardener 1 processing square at (7, 2)</text:p>
      <text:p text:style-name="P1">Gardener 2 processing square at (9, 2)</text:p>
      <text:p text:style-name="P1">Gardener 1 processing square at (7, 1)</text:p>
      <text:p text:style-name="P1">Gardener 2 processing square at (9, 1)</text:p>
      <text:p text:style-name="P1">Gardener 1 processing square at (7, 0)</text:p>
      <text:p text:style-name="P1">Gardener 2 processing square at (8, 1)</text:p>
      <text:p text:style-name="P1">Processed garden:</text:p>
      <text:p text:style-name="P1">1 X 1 1 X 1 1 1 X 1 </text:p>
      <text:p text:style-name="P1">1 1 1 1 1 1 1 1 1 2 </text:p>
      <text:p text:style-name="P1">X 1 1 1 X 1 1 2 2 2 </text:p>
      <text:p text:style-name="P1">1 1 1 1 1 1 1 2 2 X </text:p>
      <text:p text:style-name="P1">1 1 1 1 1 2 2 2 X 2 </text:p>
      <text:p text:style-name="P1">1 1 1 1 1 2 2 2 2 X </text:p>
      <text:p text:style-name="P1">1 1 1 2 2 2 2 2 2 2 </text:p>
      <text:p text:style-name="P1">1 1 1 2 2 2 2 2 2 2 </text:p>
      <text:p text:style-name="P1">X 2 X 2 2 2 2 X 2 2 </text:p>
      <text:p text:style-name="P1"><text:soft-page-break/>X 2 2 2 2 2 2 2 2 2 </text:p>
      <text:p text:style-name="P1"/>
      <text:p text:style-name="P1"/>
      <text:p text:style-name="P1">Сценарий поведения сущностей</text:p>
      <text:p text:style-name="P1"/>
      <text:p text:style-name="P1">В саду прямоугольной формы работают два садовника, которые должны обработать все свободные участки. На участках сада случайным образом расположены камни, которые нельзя обработать. Садовники имеют следующие характеристики и правила поведения:</text:p>
      <text:p text:style-name="P1"/>
      <text:p text:style-name="P1">- Первый садовник начинает работу с верхней части сада и движется горизонтально (змейкой).</text:p>
      <text:p text:style-name="P1">- Второй садовник начинает с нижней части сада и движется вертикально (змейкой).</text:p>
      <text:p text:style-name="P1">- Каждый садовник имеет свою скорость передвижения и скорость обработки участков.</text:p>
      <text:p text:style-name="P1">- Садовники не могут обрабатывать один и тот же участок одновременно.</text:p>
      <text:p text:style-name="P1">- При встрече с камнем или уже обработанным участком садовник просто проходит мимо.</text:p>
      <text:p text:style-name="P1"/>
      <text:p text:style-name="P1">Модель параллельных вычислений</text:p>
      <text:p text:style-name="P1"/>
      <text:p text:style-name="P1">В программе используется модель параллельных вычислений на основе потоков (threads) с общей памятью. Основные компоненты:</text:p>
      <text:p text:style-name="P1"/>
      <text:p text:style-name="P1">- Потоки: каждый садовник реализован как отдельный поток выполнения</text:p>
      <text:p text:style-name="P1">- Мьютексы: используются для синхронизации доступа к общим ресурсам (саду)</text:p>
      <text:p text:style-name="P1">- Условные переменные: применяются для координации начала работы и взаимодействия садовников</text:p>
      <text:p text:style-name="P1">- Общая память: сад представлен как разделяемая матрица</text:p>
      <text:p text:style-name="P1"/>
      <text:p text:style-name="P1">Входные данные программы</text:p>
      <text:p text:style-name="P1"/>
      <text:p text:style-name="P1">Программа принимает следующие параметры:</text:p>
      <text:p text:style-name="P1"/>
      <text:p text:style-name="P1">1. Размеры сада:</text:p>
      <text:p text:style-name="P1"><text:s text:c="3"/>- Высота (garden_height): положительное целое число</text:p>
      <text:p text:style-name="P1"><text:s text:c="3"/>- Ширина (garden_width): положительное целое число</text:p>
      <text:p text:style-name="P1"/>
      <text:p text:style-name="P1">2. Временные параметры:</text:p>
      <text:p text:style-name="P1"><text:s text:c="3"/>- Скорость передвижения (walking_speed): в миллисекундах</text:p>
      <text:p text:style-name="P1"><text:s text:c="3"/>- Скорость обработки для первого садовника (first_gardener_working_speed): в миллисекундах</text:p>
      <text:p text:style-name="P1"><text:s text:c="3"/>- Скорость обработки для второго садовника (second_gardener_working_speed): в миллисекундах</text:p>
      <text:p text:style-name="P1"/>
      <text:p text:style-name="P1">Имя выходного файла для сохранения результатов</text:p>
      <text:p text:style-name="P1"/>
      <text:p text:style-name="P1">Параметры могут быть заданы:</text:p>
      <text:p text:style-name="P1">- Непосредственно через аргументы командной строки</text:p>
      <text:p text:style-name="P1">- Через входной файл с параметрами</text:p>
      <text:p text:style-name="P1"/>
      <text:p text:style-name="P1">Генераторы случайных чисел</text:p>
      <text:p text:style-name="P1"/>
      <text:p text:style-name="P1">В программе используется генератор случайных чисел для размещения камней:</text:p>
      <text:p text:style-name="P1"><text:soft-page-break/></text:p>
      <text:p text:style-name="P1">1. Количество камней</text:p>
      <text:p text:style-name="P1"><text:s text:c="3"/>- Диапазон: от 10 до 30 камней</text:p>
      <text:p text:style-name="P1"><text:s text:c="3"/>- Генератор: std::mt19937 с равномерным распределением</text:p>
      <text:p text:style-name="P1"><text:s text:c="3"/>- Интерпретация: определяет общее количество препятствий в саду</text:p>
      <text:p text:style-name="P1"/>
      <text:p text:style-name="P1">2. Размещение камней</text:p>
      <text:p text:style-name="P1"><text:s text:c="3"/>- Диапазон: от 0 до (размер_сада - 1) для обеих координат</text:p>
      <text:p text:style-name="P1"><text:s text:c="3"/>- Генератор: std::mt19937 с равномерным распределением</text:p>
      <text:p text:style-name="P1"><text:s text:c="3"/>- Интерпретация: определяет случайные координаты для размещения камней</text:p>
      <text:p text:style-name="P1"/>
      <text:p text:style-name="P1">5. Обобщенный алгоритм реализации</text:p>
      <text:p text:style-name="P1"/>
      <text:p text:style-name="P1">Инициализация:</text:p>
      <text:p text:style-name="P1">1. Создание пустого сада (матрица)</text:p>
      <text:p text:style-name="P1">2. Случайное размещение камней</text:p>
      <text:p text:style-name="P1">3. Создание двух потоков-садовников</text:p>
      <text:p text:style-name="P1"/>
      <text:p text:style-name="P1">Реализация садовников (класс Gardener):</text:p>
      <text:p text:style-name="P1">1. Каждый садовник реализован как объект класса с собственными параметрами:</text:p>
      <text:p text:style-name="P1"><text:s text:c="3"/>- Идентификатор (id)</text:p>
      <text:p text:style-name="P1"><text:s text:c="3"/>- Скорость передвижения (walking_speed)</text:p>
      <text:p text:style-name="P1"><text:s text:c="3"/>- Скорость работы (working_speed)</text:p>
      <text:p text:style-name="P1"/>
      <text:p text:style-name="P1">2. Алгоритм работы садовника:</text:p>
      <text:p text:style-name="P1"><text:s text:c="3"/>а. Ожидание сигнала начала работы</text:p>
      <text:p text:style-name="P1"><text:s text:c="3"/>б. Движение по заданной траектории:</text:p>
      <text:p text:style-name="P1"><text:s text:c="6"/>- Первый садовник: горизонтальное движение змейкой сверху вниз</text:p>
      <text:p text:style-name="P1"><text:s text:c="6"/>- Второй садовник: вертикальное движение змейкой справа налево</text:p>
      <text:p text:style-name="P1"><text:s text:c="3"/>в. Для каждого участка:</text:p>
      <text:p text:style-name="P1"><text:s text:c="6"/>- Проверка доступности участка</text:p>
      <text:p text:style-name="P1"><text:s text:c="6"/>- Обработка если участок свободен</text:p>
      <text:p text:style-name="P1"><text:s text:c="6"/>- Пропуск если встречен камень или обработанный участок</text:p>
      <text:p text:style-name="P1"/>
      <text:p text:style-name="P1">Синхронизация:</text:p>
      <text:p text:style-name="P1">- Использование мьютекса для доступа к саду</text:p>
      <text:p text:style-name="P1">- Условные переменные для координации начала работы</text:p>
      <text:p text:style-name="P1">- Ожидание завершения работы обоих садовников</text:p>
      <text:p text:style-name="P1"/>
      <text:p text:style-name="P1">Вывод результатов:</text:p>
      <text:p text:style-name="P1">- Запись начального состояния сада</text:p>
      <text:p text:style-name="P1">- Запись конечного состояния сада</text:p>
      <text:p text:style-name="P1">- Вывод промежуточных сообщений о работе садовнико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Mono" svg:font-family="'Cascadia Mono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1:26:39.153360062</meta:creation-date>
    <meta:print-date>2024-12-19T01:40:26.655802428</meta:print-date>
    <meta:printed-by>PDF files</meta:printed-by>
    <dc:date>2024-12-19T01:40:41.283513674</dc:date>
    <meta:editing-duration>PT14S</meta:editing-duration>
    <meta:editing-cycles>1</meta:editing-cycles>
    <meta:document-statistic meta:table-count="0" meta:image-count="0" meta:object-count="0" meta:page-count="11" meta:paragraph-count="415" meta:word-count="2228" meta:character-count="14124" meta:non-whitespace-character-count="12210"/>
    <meta:generator>LibreOffice/24.2.7.2$Linux_X86_64 LibreOffice_project/420$Build-2</meta:generator>
  </office:meta>
</office:document-meta>
</file>